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6B000021146FD372C7.svm"/>
  <manifest:file-entry manifest:media-type="" manifest:full-path="Pictures/10000000000000800000008088D098E4.bmp"/>
  <manifest:file-entry manifest:media-type="" manifest:full-path="Pictures/10000000000000800000008081FF9412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widows="1"/>
      <style:text-properties fo:font-variant="normal" fo:text-transform="none" fo:color="#000000" style:font-name="Courier New1" fo:font-size="7.19999980926514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style:font-name="Courier New1" fo:font-size="7.19999980926514pt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fo:widows="1"/>
      <style:text-properties fo:font-variant="normal" fo:text-transform="none" fo:color="#000000" style:font-name="Courier New1" fo:font-size="7.19999980926514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fo:widows="1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fo:widows="1" fo:background-color="transparent">
        <style:tab-stops>
          <style:tab-stop style:position="12.065cm"/>
        </style:tab-stops>
        <style:background-image/>
      </style:paragraph-properties>
      <style:text-properties fo:font-variant="normal" fo:text-transform="none" fo:color="#222222" style:font-name="arial" fo:font-size="7.19999980926514pt" fo:letter-spacing="normal" fo:font-style="normal" fo:font-weight="normal" fo:background-color="transparent"/>
    </style:style>
    <style:style style:name="P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7.19999980926514pt" fo:letter-spacing="normal" fo:font-style="normal" fo:font-weight="normal"/>
    </style:style>
    <style:style style:name="P8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fo:letter-spacing="normal"/>
    </style:style>
    <style:style style:name="P9" style:family="paragraph" style:parent-style-name="Standard">
      <style:paragraph-properties fo:margin-left="0cm" fo:margin-right="0cm" fo:margin-top="0cm" fo:margin-bottom="0.499cm" fo:widows="1" fo:text-indent="0cm" style:auto-text-indent="false"/>
      <style:text-properties fo:font-variant="normal" fo:text-transform="none" fo:color="#222222" style:font-name="arial" fo:font-size="7.19999980926514pt" fo:letter-spacing="normal" fo:font-style="normal" fo:font-weight="normal"/>
    </style:style>
    <style:style style:name="P10" style:family="paragraph" style:parent-style-name="Standard">
      <style:paragraph-properties fo:background-color="transparent">
        <style:tab-stops>
          <style:tab-stop style:position="12.065cm"/>
        </style:tab-stops>
        <style:background-image/>
      </style:paragraph-properties>
      <style:text-properties fo:background-color="transparen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1" fo:font-size="7.19999980926514pt" fo:font-style="normal" fo:font-weight="bold"/>
    </style:style>
    <style:style style:name="T3" style:family="text">
      <style:text-properties style:font-name="Courier New1" fo:font-size="7.19999980926514pt" fo:font-style="normal" fo:font-weight="normal"/>
    </style:style>
    <style:style style:name="T4" style:family="text">
      <style:text-properties style:font-name="Courier New1" fo:font-size="7.19999980926514pt" fo:font-style="italic" fo:font-weight="normal"/>
    </style:style>
    <style:style style:name="T5" style:family="text">
      <style:text-properties fo:color="#660e7a"/>
    </style:style>
    <style:style style:name="T6" style:family="text">
      <style:text-properties fo:color="#660e7a" style:font-name="Courier New1" fo:font-size="7.19999980926514pt" fo:font-style="italic" fo:font-weight="normal"/>
    </style:style>
    <style:style style:name="T7" style:family="text">
      <style:text-properties fo:color="#0000ff" style:font-name="Courier New1" fo:font-size="7.19999980926514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following diagram is the top level (FrameTaskSolver) of a mandelbrot fractal solver (multi core).</text:p>
      <text:p text:style-name="P7"/>
      <text:p text:style-name="P8"><draw:frame draw:style-name="fr1" draw:name="images1" text:anchor-type="paragraph" svg:width="17cm" svg:height="7.557cm" draw:z-index="0"><draw:image xlink:href="Pictures/2000000700004A6B000021146FD372C7.svm" xlink:type="simple" xlink:show="embed" xlink:actuate="onLoad"/></draw:frame></text:p>
      <text:p text:style-name="P7"/>
      <text:p text:style-name="P7">This diagram is implemented in hardware by using the following code :</text:p>
      <text:p text:style-name="P9"/>
      <text:p text:style-name="P3"><text:span text:style-name="T1">class </text:span>FrameTaskSolver(p: MandelbrotCoreParameters) <text:span text:style-name="T1">extends </text:span>Component {</text:p>
      <text:p text:style-name="P1"><text:s text:c="2"/><text:span text:style-name="T2">val </text:span><text:span text:style-name="T6">io </text:span><text:span text:style-name="T3">= </text:span><text:span text:style-name="T2">new </text:span><text:span text:style-name="T3">Bundle {</text:span></text:p>
      <text:p text:style-name="P1"><text:s text:c="4"/><text:span text:style-name="T2">val </text:span><text:span text:style-name="T6">frameTask </text:span><text:span text:style-name="T3">= slave Stream </text:span><text:span text:style-name="T4">FrameTask</text:span><text:span text:style-name="T3">(p)</text:span></text:p>
      <text:p text:style-name="P1"><text:s text:c="4"/><text:span text:style-name="T2">val </text:span><text:span text:style-name="T6">pixelResult </text:span><text:span text:style-name="T3">= master Stream Fragment(</text:span><text:span text:style-name="T4">PixelResult</text:span><text:span text:style-name="T3">(p))</text:span></text:p>
      <text:p text:style-name="P1"><text:s text:c="2"/><text:span text:style-name="T3">}</text:span></text:p>
      <text:p text:style-name="P1"><text:s text:c="2"/><text:span text:style-name="T2">val </text:span><text:span text:style-name="T6">pixelTaskGenerator </text:span><text:span text:style-name="T3">= </text:span><text:span text:style-name="T2">new </text:span><text:span text:style-name="T3">PixelTaskGenerator(p)</text:span></text:p>
      <text:p text:style-name="P1"><text:s text:c="2"/><text:span text:style-name="T2">val </text:span><text:span text:style-name="T6">pixelTaskDispatcher </text:span><text:span text:style-name="T3">= </text:span><text:span text:style-name="T2">new </text:span><text:span text:style-name="T3">DispatcherInOrder(Fragment(</text:span><text:span text:style-name="T4">PixelTask</text:span><text:span text:style-name="T3">(p)), p.pixelTaskSolverCount)</text:span></text:p>
      <text:p text:style-name="P1"><text:s text:c="2"/><text:span text:style-name="T2">val </text:span><text:span text:style-name="T6">pixelTaskSolver </text:span><text:span text:style-name="T3">= </text:span><text:span text:style-name="T6">List</text:span><text:span text:style-name="T3">.fill(p.pixelTaskSolverCount)(</text:span><text:span text:style-name="T2">new </text:span><text:span text:style-name="T3">PixelTaskSolver(p))</text:span></text:p>
      <text:p text:style-name="P1"><text:s text:c="2"/><text:span text:style-name="T2">val </text:span><text:span text:style-name="T6">pixelResultArbiter </text:span><text:span text:style-name="T3">= </text:span><text:span text:style-name="T4">StreamArbiter</text:span><text:span text:style-name="T3">.inOrder.build(Fragment(</text:span><text:span text:style-name="T4">PixelResult</text:span><text:span text:style-name="T3">(p)), p.pixelTaskSolverCount)</text:span></text:p>
      <text:p text:style-name="P1"><text:s text:c="2"/><text:span text:style-name="T6">pixelTaskGenerator</text:span><text:span text:style-name="T3">.</text:span><text:span text:style-name="T6">io</text:span><text:span text:style-name="T3">.</text:span><text:span text:style-name="T6">frameTask </text:span><text:span text:style-name="T3">&lt;&lt; </text:span><text:span text:style-name="T6">io</text:span><text:span text:style-name="T3">.</text:span><text:span text:style-name="T6">frameTask</text:span></text:p>
      <text:p text:style-name="P1"><text:span text:style-name="T5"><text:s text:c="2"/></text:span><text:span text:style-name="T6">pixelTaskDispatcher</text:span><text:span text:style-name="T3">.</text:span><text:span text:style-name="T6">io</text:span><text:span text:style-name="T3">.</text:span><text:span text:style-name="T6">input </text:span><text:span text:style-name="T3">&lt;-/&lt; </text:span><text:span text:style-name="T6">pixelTaskGenerator</text:span><text:span text:style-name="T3">.</text:span><text:span text:style-name="T6">io</text:span><text:span text:style-name="T3">.</text:span><text:span text:style-name="T6">pixelTask</text:span></text:p>
      <text:p text:style-name="P1"><text:span text:style-name="T5"><text:s text:c="2"/></text:span><text:span text:style-name="T2">for </text:span><text:span text:style-name="T3">(solverId &lt;- </text:span><text:span text:style-name="T7">0 </text:span><text:span text:style-name="T3">until p.pixelTaskSolverCount) {</text:span></text:p>
      <text:p text:style-name="P1"><text:s text:c="4"/><text:span text:style-name="T6">pixelTaskSolver</text:span><text:span text:style-name="T3">(solverId).</text:span><text:span text:style-name="T6">io</text:span><text:span text:style-name="T3">.</text:span><text:span text:style-name="T6">pixelTask </text:span><text:span text:style-name="T3">&lt;-/&lt; </text:span><text:span text:style-name="T6">pixelTaskDispatcher</text:span><text:span text:style-name="T3">.</text:span><text:span text:style-name="T6">io</text:span><text:span text:style-name="T3">.</text:span><text:span text:style-name="T6">outputs</text:span><text:span text:style-name="T3">(solverId)</text:span></text:p>
      <text:p text:style-name="P1"><text:s text:c="4"/><text:span text:style-name="T6">pixelResultArbiter</text:span><text:span text:style-name="T3">.</text:span><text:span text:style-name="T6">io</text:span><text:span text:style-name="T3">.</text:span><text:span text:style-name="T6">inputs</text:span><text:span text:style-name="T3">(solverId) &lt;/&lt; </text:span><text:span text:style-name="T6">pixelTaskSolver</text:span><text:span text:style-name="T3">(solverId).</text:span><text:span text:style-name="T6">io</text:span><text:span text:style-name="T3">.</text:span><text:span text:style-name="T6">pixelResult</text:span></text:p>
      <text:p text:style-name="P1"><text:span text:style-name="T5"><text:s text:c="2"/></text:span><text:span text:style-name="T3">}</text:span></text:p>
      <text:p text:style-name="P1"><text:s text:c="2"/><text:span text:style-name="T6">io</text:span><text:span text:style-name="T3">.</text:span><text:span text:style-name="T6">pixelResult </text:span><text:span text:style-name="T3">&lt;-&lt; </text:span><text:span text:style-name="T6">pixelResultArbiter</text:span><text:span text:style-name="T3">.</text:span><text:span text:style-name="T6">io</text:span><text:span text:style-name="T3">.</text:span><text:span text:style-name="T6">output</text:span></text:p>
      <text:p text:style-name="P4">}</text:p>
      <text:p text:style-name="P5">Data types are :</text:p>
      <text:p text:style-name="P2"><text:span text:style-name="T1">case class </text:span>FrameTask(p: MandelbrotCoreParameters) <text:span text:style-name="T1">extends </text:span>Bundle {</text:p>
      <text:p text:style-name="P1"><text:s text:c="2"/><text:span text:style-name="T2">val </text:span><text:span text:style-name="T6">start </text:span><text:span text:style-name="T3">= </text:span><text:span text:style-name="T4">SFix2D</text:span><text:span text:style-name="T3">(p.fixExp, p.fixWidth bit)</text:span></text:p>
      <text:p text:style-name="P1"><text:s text:c="2"/><text:span text:style-name="T2">val </text:span><text:span text:style-name="T6">inc </text:span><text:span text:style-name="T3">= </text:span><text:span text:style-name="T4">SFix2D</text:span><text:span text:style-name="T3">(p.fixExp - </text:span><text:span text:style-name="T7">4</text:span><text:span text:style-name="T3">, p.fixWidth + </text:span><text:span text:style-name="T7">8 </text:span><text:span text:style-name="T3">bit)</text:span></text:p>
      <text:p text:style-name="P2">}</text:p>
      <text:p text:style-name="P2"><text:span text:style-name="T1">case class </text:span>PixelTask(p: MandelbrotCoreParameters) <text:span text:style-name="T1">extends </text:span>Bundle {</text:p>
      <text:p text:style-name="P1"><text:s text:c="2"/><text:span text:style-name="T2">val </text:span><text:span text:style-name="T6">mandelbrotPosition </text:span><text:span text:style-name="T3">= </text:span><text:span text:style-name="T4">SFix2D</text:span><text:span text:style-name="T3">(p.fix)</text:span></text:p>
      <text:p text:style-name="P2">}</text:p>
      <text:p text:style-name="P2"><text:span text:style-name="T1">case class </text:span>PixelResult(p: MandelbrotCoreParameters) <text:span text:style-name="T1">extends </text:span>Bundle {</text:p>
      <text:p text:style-name="P1"><text:s text:c="2"/><text:span text:style-name="T2">val </text:span><text:span text:style-name="T6">iteration </text:span><text:span text:style-name="T3">= UInt(p.iterationWidth bit)</text:span></text:p>
      <text:p text:style-name="P4">}</text:p>
      <text:p text:style-name="P6">Stream, Fragment, DispatcherInOrder and StreamArbiter are included into the spinalHDL base library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fill-image draw:name="arrow_25_20-_25_20Copy" draw:display-name="arrow%20-%20Copy" xlink:href="Pictures/10000000000000800000008088D098E4.bmp" xlink:type="simple" xlink:show="embed" xlink:actuate="onLoad"/>
    <draw:fill-image draw:name="arrow_5f_a" draw:display-name="arrow_a" xlink:href="Pictures/10000000000000800000008081FF9412.bmp" xlink:type="simple" xlink:show="embed" xlink:actuate="onLoad"/>
    <draw:stroke-dash draw:name="Fine_20_Dashed_20__28_var_29_" draw:display-name="Fine Dashed (var)" draw:style="rect" draw:dots1="1" draw:dots1-length="112%" draw:distance="112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6T12:01:08.78</meta:creation-date>
    <meta:document-statistic meta:table-count="0" meta:image-count="1" meta:object-count="0" meta:page-count="1" meta:paragraph-count="31" meta:word-count="162" meta:character-count="1601"/>
    <dc:date>2015-07-26T12:05:27.58</dc:date>
    <meta:editing-duration>PT4M19S</meta:editing-duration>
    <meta:editing-cycles>1</meta:editing-cycles>
    <meta:generator>OpenOffice/4.1.1$Win32 OpenOffice.org_project/411m6$Build-9775</meta:generator>
  </office:meta>
</office:document-meta>
</file>